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Filtering</text:p>
          </table:table-cell>
          <table:table-cell office:value-type="string">
            <text:p>Prompt</text:p>
          </table:table-cell>
          <table:table-cell office:value-type="string">
            <text:p>Cue Words</text:p>
          </table:table-cell>
          <table:table-cell office:value-type="string">
            <text:p>Recording</text:p>
          </table:table-cell>
          <table:table-cell office:value-type="string">
            <text:p>Audio</text:p>
          </table:table-cell>
          <table:table-cell office:value-type="string">
            <text:p>Performance Notes</text:p>
          </table:table-cell>
          <table:table-cell office:value-type="string">
            <text:p>Highlighting</text:p>
          </table:table-cell>
          <table:table-cell office:value-type="string">
            <text:p>Strikeout</text:p>
          </table:table-cell>
          <table:table-cell office:value-type="string">
            <text:p>Break up text</text:p>
          </table:table-cell>
          <table:table-cell office:value-type="string">
            <text:p>Statistics</text:p>
          </table:table-cell>
        </table:table-row>
        <table:table-row table:style-name="ro1">
          <table:table-cell office:value-type="string">
            <text:p>Very Helpfu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lpfu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n't know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helpfu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Very Unhelpful</text:p>
          </table:table-cell>
          <table:table-cell table:number-columns-repeated="10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1/04/2013</text:date>, <text:time>23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34M33S</meta:editing-duration>
    <meta:editing-cycles>5</meta:editing-cycles>
    <meta:generator>OpenOffice.org/3.3$Win32 OpenOffice.org_project/330m20$Build-9567</meta:generator>
    <dc:date>2013-04-01T23:52:14.49</dc:date>
    <dc:creator>Daniel Muir</dc:cre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